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0.635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0.801cm"/>
    </style:style>
    <style:style style:name="co22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1.298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0.524cm"/>
    </style:style>
    <style:style style:name="co15" style:family="table-column">
      <style:table-column-properties fo:break-before="auto" style:column-width="3.261cm"/>
    </style:style>
    <style:style style:name="co16" style:family="table-column">
      <style:table-column-properties fo:break-before="auto" style:column-width="2.653cm"/>
    </style:style>
    <style:style style:name="co17" style:family="table-column">
      <style:table-column-properties fo:break-before="auto" style:column-width="4.202cm"/>
    </style:style>
    <style:style style:name="co2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903" table:style-name="ta1"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9" table:number-columns-repeated="3" table:default-cell-style-name="ce4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5" table:number-columns-repeated="7"/>
          <table:table-cell table:style-name="Default"/>
        </table:table-row>
        <table:table-row table:style-name="ro1">
          <table:table-cell table:style-name="ce5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</table:table-row>
      </table:table>
      <table:table table:name="110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4:21:41.9425101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19T14:22:02.969996816</dc:date>
    <dc:creator>Germán Ramírez</dc:creator>
    <meta:editing-duration>PT6H10M57S</meta:editing-duration>
    <meta:editing-cycles>5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28" meta:object-count="0"/>
  </office:meta>
</office:document-meta>
</file>